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8000" draw:marker-start-width="0.518cm" draw:marker-end-width="0.518cm" draw:fill-color="#00a853" draw:textarea-horizontal-align="justify" draw:textarea-vertical-align="middle" draw:auto-grow-height="false" fo:min-height="5.465cm" fo:min-width="5.469cm" fo:padding-top="0.231cm" fo:padding-bottom="0.231cm" fo:padding-left="0.356cm" fo:padding-right="0.356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1.275cm" fo:min-width="2.802cm"/>
    </style:style>
    <style:style style:name="gr3" style:family="graphic" style:parent-style-name="standard">
      <style:graphic-properties svg:stroke-color="#111111" draw:fill-color="#333333" draw:textarea-horizontal-align="justify" draw:textarea-vertical-align="middle" draw:auto-grow-height="false" fo:min-height="0.981cm" fo:min-width="0.709cm"/>
    </style:style>
    <style:style style:name="gr4" style:family="graphic" style:parent-style-name="standard">
      <style:graphic-properties svg:stroke-width="0.212cm" svg:stroke-color="#cc0000" draw:marker-start-width="0.518cm" draw:marker-end-width="0.518cm" draw:fill-color="#ed1c24" draw:textarea-horizontal-align="justify" draw:textarea-vertical-align="middle" draw:auto-grow-height="false" fo:min-height="2.967cm" fo:min-width="1.955cm" fo:padding-top="0.231cm" fo:padding-bottom="0.231cm" fo:padding-left="0.356cm" fo:padding-right="0.356cm"/>
    </style:style>
    <style:style style:name="gr5" style:family="graphic" style:parent-style-name="standard">
      <style:graphic-properties svg:stroke-width="0.081cm" svg:stroke-color="#0000ff" draw:marker-start="Small_20_Arrow" draw:marker-start-width="0.321cm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ff" draw:marker-start="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212cm" svg:stroke-color="#cc0000" draw:marker-start-width="0.518cm" draw:marker-end-width="0.518cm" draw:fill-color="#ff7f00" draw:textarea-horizontal-align="justify" draw:textarea-vertical-align="middle" draw:auto-grow-height="false" fo:min-height="2.967cm" fo:min-width="1.955cm" fo:padding-top="0.231cm" fo:padding-bottom="0.231cm" fo:padding-left="0.356cm" fo:padding-right="0.356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1.528cm" fo:min-width="6.739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svg:stroke-width="0.081cm" svg:stroke-color="#0000ff" draw:marker-start="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ff" draw:marker-start="Arrow" draw:marker-start-width="0.321cm" draw:marker-end="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212cm" svg:stroke-color="#0d1f63" draw:marker-start-width="0.518cm" draw:marker-end-width="0.518cm" draw:fill-color="#5565af" draw:textarea-horizontal-align="justify" draw:textarea-vertical-align="middle" draw:auto-grow-height="false" fo:min-height="1.951cm" fo:min-width="1.193cm" fo:padding-top="0.231cm" fo:padding-bottom="0.231cm" fo:padding-left="0.356cm" fo:padding-right="0.356cm"/>
    </style:style>
    <style:style style:name="gr13" style:family="graphic" style:parent-style-name="standard">
      <style:graphic-properties svg:stroke-width="0.081cm" svg:stroke-color="#0000ff" draw:marker-start="Small_20_Arrow" draw:marker-start-width="0.321cm" draw:marker-end="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00a853"/>
      <style:paragraph-properties fo:text-align="center"/>
    </style:style>
    <style:style style:name="P3" style:family="paragraph">
      <loext:graphic-properties draw:fill-color="#808080"/>
      <style:paragraph-properties fo:text-align="center"/>
      <style:text-properties fo:color="#ffffff"/>
    </style:style>
    <style:style style:name="P4" style:family="paragraph">
      <loext:graphic-properties draw:fill-color="#333333"/>
      <style:paragraph-properties fo:text-align="end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ff7f00"/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333333"/>
      <style:paragraph-properties fo:text-align="center"/>
    </style:style>
    <style:style style:name="P9" style:family="paragraph">
      <loext:graphic-properties draw:fill-color="#5565af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969cm" svg:height="5.715cm" svg:x="8.404cm" svg:y="10.906cm">
          <text:p text:style-name="P1">Processor</text:p>
          <text:p text:style-name="P1">Board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2" draw:text-style-name="P3" draw:layer="layout" svg:width="3.81cm" svg:height="2.032cm" svg:x="12.722cm" svg:y="2.397cm">
            <text:p text:style-name="P1"><text:span text:style-name="T1">2D LiDAR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4" draw:layer="layout" svg:width="1.208cm" svg:height="1.969cm" draw:transform="rotate (-1.5707963267949) translate (18.056cm 2.77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5" xml:id="id2" draw:id="id2" draw:layer="layout" svg:width="2.667cm" svg:height="3.429cm" svg:x="10.055cm" svg:y="5.318cm">
          <text:p text:style-name="P1">MCU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388cm" svg:y1="10.906cm" svg:x2="11.388cm" svg:y2="8.747cm" draw:start-shape="id1" draw:start-glue-point="0" draw:end-shape="id2" draw:end-glue-point="2" svg:d="M11388 10906v-2159" svg:viewBox="0 0 1 2160">
          <text:p/>
        </draw:connector>
        <draw:connector draw:style-name="gr6" draw:text-style-name="P1" draw:layer="layout" svg:x1="12.722cm" svg:y1="3.413cm" svg:x2="11.388cm" svg:y2="5.318cm" draw:start-shape="id3" draw:start-glue-point="3" draw:end-shape="id2" svg:d="M12722 3413h-1334v1905" svg:viewBox="0 0 1335 1906">
          <text:p/>
        </draw:connector>
        <draw:custom-shape draw:style-name="gr7" draw:text-style-name="P6" xml:id="id5" draw:id="id5" draw:layer="layout" svg:width="2.667cm" svg:height="3.429cm" svg:x="3.794cm" svg:y="5.307cm">
          <text:p text:style-name="P1">Motor</text:p>
          <text:p text:style-name="P1">Drive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7" xml:id="id4" draw:id="id4" draw:layer="layout" svg:width="7.239cm" svg:height="1.778cm" svg:x="17.383cm" svg:y="8.874cm">
            <text:p text:style-name="P1"><text:span text:style-name="T1">3D Camer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016cm" svg:height="1.016cm" svg:x="18.018cm" svg:y="9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1.016cm" svg:height="1.016cm" svg:x="22.844cm" svg:y="9.2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" draw:text-style-name="P1" draw:layer="layout" svg:x1="17.383cm" svg:y1="9.763cm" svg:x2="14.373cm" svg:y2="13.763cm" draw:start-shape="id4" draw:end-shape="id1" draw:end-glue-point="1" svg:d="M17383 9763h-1453v4000h-1557" svg:viewBox="0 0 3011 4001">
          <text:p text:style-name="P1"><text:s text:c="5"/></text:p>
        </draw:connector>
        <draw:connector draw:style-name="gr11" draw:text-style-name="P1" draw:layer="layout" svg:x1="6.461cm" svg:y1="7.021cm" svg:x2="10.055cm" svg:y2="7.032cm" draw:start-shape="id5" draw:start-glue-point="1" draw:end-shape="id2" draw:end-glue-point="3" svg:d="M6461 7021h1796v11h1798" svg:viewBox="0 0 3595 12">
          <text:p/>
        </draw:connector>
        <draw:custom-shape draw:style-name="gr12" draw:text-style-name="P9" xml:id="id6" draw:id="id6" draw:layer="layout" svg:width="1.905cm" svg:height="2.413cm" svg:x="4.467cm" svg:y="12.557cm">
          <text:p text:style-name="P1">IMU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8.404cm" svg:y1="13.763cm" svg:x2="6.372cm" svg:y2="13.763cm" draw:start-shape="id1" draw:end-shape="id6" draw:end-glue-point="1" svg:d="M8404 13763h-2032" svg:viewBox="0 0 203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0:34:12.385490950</meta:creation-date>
    <dc:date>2018-05-11T23:48:46.401568728</dc:date>
    <meta:editing-duration>PT50M18S</meta:editing-duration>
    <meta:editing-cycles>6</meta:editing-cycles>
    <meta:generator>LibreOffice/5.4.6.2$Linux_X86_64 LibreOffice_project/40$Build-2</meta:generator>
    <meta:document-statistic meta:object-count="16"/>
  </office:meta>
</office:document-meta>
</file>